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22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19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1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1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13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1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1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1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0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08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0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06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04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0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0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0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0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172" calcext:value-type="float">
            <text:p>70.91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200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9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98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9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9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9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9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9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3616" calcext:value-type="float">
            <text:p>67.79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9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9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9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5064" calcext:value-type="float">
            <text:p>66.4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88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87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8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85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84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83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8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8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8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79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78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77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7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75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74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73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71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70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6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68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6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</text:p>
          </table:table-cell>
          <table:table-cell office:value-type="string" calcext:value-type="string">
            <text:p>196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